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20000003C41ACCCEDF9B67C9C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30290e" officeooo:paragraph-rsid="0130290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21db9f" officeooo:paragraph-rsid="010e77ee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21db9f" officeooo:paragraph-rsid="012b8ed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18d68" officeooo:paragraph-rsid="0099bf8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18d68" officeooo:paragraph-rsid="012b8edd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18d68" officeooo:paragraph-rsid="012c6fd9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18d68" officeooo:paragraph-rsid="013116fb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13116fb" officeooo:paragraph-rsid="013116fb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bold" officeooo:rsid="012c6fd9" officeooo:paragraph-rsid="012c6fd9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" fo:font-size="12pt" fo:font-style="italic" fo:font-weight="bold" officeooo:rsid="012c6fd9" officeooo:paragraph-rsid="012c6fd9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318d68" officeooo:paragraph-rsid="0099bf8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318d68" officeooo:paragraph-rsid="012b8ed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style="normal" fo:font-weight="normal" officeooo:rsid="00318d68" officeooo:paragraph-rsid="0099bf8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" fo:font-size="12pt" fo:font-style="normal" fo:font-weight="normal" officeooo:rsid="00318d68" officeooo:paragraph-rsid="012b8ed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" fo:font-size="12pt" fo:font-style="normal" fo:font-weight="normal" officeooo:rsid="00318d68" officeooo:paragraph-rsid="012c6fd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" fo:font-size="12pt" fo:font-style="normal" fo:font-weight="normal" officeooo:rsid="0130290e" officeooo:paragraph-rsid="0130290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Liberation Serif" fo:font-size="12pt" fo:font-style="normal" fo:font-weight="normal" officeooo:rsid="0130290e" officeooo:paragraph-rsid="0130290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3116fb" officeooo:paragraph-rsid="013116f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" fo:font-size="12pt" fo:font-style="normal" fo:font-weight="normal" officeooo:rsid="0131aa61" officeooo:paragraph-rsid="0131aa6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13a85b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3a85b6" officeooo:paragraph-rsid="013a85b6" style:font-size-asian="10pt" style:font-weight-asian="normal" style:font-size-complex="10pt" style:font-weight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381e75"/>
    </style:style>
    <style:style style:name="T2" style:family="text">
      <style:text-properties officeooo:rsid="01294cbe"/>
    </style:style>
    <style:style style:name="T3" style:family="text">
      <style:text-properties officeooo:rsid="012b8edd"/>
    </style:style>
    <style:style style:name="T4" style:family="text">
      <style:text-properties officeooo:rsid="012fe327"/>
    </style:style>
    <style:style style:name="T5" style:family="text">
      <style:text-properties officeooo:rsid="013116f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3116fb" style:font-weight-asian="bold" style:font-weight-complex="bold"/>
    </style:style>
    <style:style style:name="T8" style:family="text">
      <style:text-properties officeooo:rsid="0131aa61"/>
    </style:style>
    <style:style style:name="T9" style:family="text">
      <style:text-properties officeooo:rsid="0132634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133c211"/>
    </style:style>
    <style:style style:name="T12" style:family="text">
      <style:text-properties officeooo:rsid="013530b5"/>
    </style:style>
    <style:style style:name="T13" style:family="text">
      <style:text-properties officeooo:rsid="01370178"/>
    </style:style>
    <style:style style:name="T14" style:family="text">
      <style:text-properties officeooo:rsid="01397196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f15d1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16e1f62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17ad057" style:font-style-asian="normal" style:font-style-complex="normal"/>
    </style:style>
    <style:style style:name="T21" style:family="text">
      <style:text-properties fo:font-style="normal" officeooo:rsid="002f15d1" style:font-style-asian="normal" style:font-style-complex="normal"/>
    </style:style>
    <style:style style:name="T22" style:family="text">
      <style:text-properties fo:font-style="normal" officeooo:rsid="013a89d9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<text:span text:style-name="T2">1</text:span></text:p>
      <text:p text:style-name="P13"/>
      <text:p text:style-name="P6">Schreibe die folgenden Zeichen mit dem Writer auf dieses AB (unter die Aufgabe<text:span text:style-name="T3">nstellung</text:span>).</text:p>
      <text:p text:style-name="P6"/>
      <text:p text:style-name="P15"><draw:frame draw:style-name="fr1" draw:name="Bild1" text:anchor-type="as-char" svg:width="12.16cm" svg:height="0.785cm" draw:z-index="0"><draw:image xlink:href="Pictures/10000000000003A20000003C41ACCCEDF9B67C9C.png" xlink:type="simple" xlink:show="embed" xlink:actuate="onLoad" draw:mime-type="image/png"/></draw:frame></text:p>
      <text:p text:style-name="P13"/>
      <text:p text:style-name="P20"><text:span text:style-name="T6">Hier schreiben</text:span> → </text:p>
      <text:p text:style-name="P20"/>
      <text:p text:style-name="P10">Tipps:</text:p>
      <text:p text:style-name="P10">Für die ersten beiden Symbole die Alt-Gr-Taste halten (rechts neben Leertaste) und <text:span text:style-name="T14">Q</text:span> bzw. E</text:p>
      <text:p text:style-name="P10">Für <text:span text:style-name="T11">á</text:span> erst die Akzenttaste (neben ?) <text:span text:style-name="T9">1x </text:span>drücken, dan<text:span text:style-name="T11">n</text:span> <text:span text:style-name="T11">A. Für è</text:span> Shift und Akzenttaste, <text:span text:style-name="T11">dann</text:span> <text:span text:style-name="T11">E</text:span>.</text:p>
      <text:p text:style-name="P10">Die Varianten von c, g und a <text:span text:style-name="T11">findest du </text:span>im Menü Einfügen – Sonderzeichen (nicht sehr weit unten).</text:p>
      <text:p text:style-name="P10">Das Lambda-Zeichen findest du <text:span text:style-name="T11">ebenfalls </text:span>in den Sonderzeichen, bei den griechischen Buchstaben.</text:p>
      <text:p text:style-name="P10"><text:span text:style-name="T11">Für Copyright tippe (c) und dann die Leertaste, für</text:span> <text:span text:style-name="T11">½</text:span> <text:span text:style-name="T11">tippe 1 / 2 und Leertaste.</text:span></text:p>
      <text:p text:style-name="P10">Omega ist ein weiterer griechischer Buchstabe <text:span text:style-name="T11">(bei den Sonderzeichen)</text:span>.</text:p>
      <text:p text:style-name="P10"><text:span text:style-name="T11">Ebenfalls bei den </text:span>Sonderzeichen <text:span text:style-name="T11">gibt es eine Kategorie</text:span> für Pfeil<text:span text:style-name="T11">symbole</text:span>.</text:p>
      <text:p text:style-name="P10">Das Unendlichkeitssymbol findet sich in der Sonderzeichen bei <text:span text:style-name="T11">den </text:span>mathematischen Operatoren.</text:p>
      <text:p text:style-name="P13"/>
      <text:p text:style-name="P13"/>
      <text:p text:style-name="P5">Aufgabe <text:span text:style-name="T3">2</text:span></text:p>
      <text:p text:style-name="P14"/>
      <text:p text:style-name="P7">Formatiere jede Zeile, so wie es im Text steht.</text:p>
      <text:p text:style-name="P9">Markiere dazu <text:span text:style-name="T13">jeweils erst die Zeile </text:span>(mit der Maus oder mit der Tastatur).</text:p>
      <text:p text:style-name="P9"><text:span text:style-name="T5">Die Formatierungen findest du in der </text:span><text:span text:style-name="T7">Symbolleiste</text:span><text:span text:style-name="T5"> oben im LibreOffice Writer.</text:span></text:p>
      <text:p text:style-name="P7"/>
      <text:p text:style-name="P16">Ich bin ein ganz normaler Text.</text:p>
      <text:p text:style-name="P16">Ich bin fett formatiert.</text:p>
      <text:p text:style-name="P16">Mich nennt man kursiv.</text:p>
      <text:p text:style-name="P16">Fett und kursiv bin ich.</text:p>
      <text:p text:style-name="P16">Mich hat jemand unterstrichen.</text:p>
      <text:p text:style-name="P16">Ich bin eine ganz andere Schrift.</text:p>
      <text:p text:style-name="P16">Und ich bin größer als 24 pt.</text:p>
      <text:p text:style-name="P16">Ich bin groß und anders als die anderen.</text:p>
      <text:p text:style-name="P16">Ich bin <text:span text:style-name="T4">eine fette</text:span> Schrift und rot.</text:p>
      <text:p text:style-name="P18">Ich bin kursiv und in hellgrün hervorgehoben (wie mit Textmarker)</text:p>
      <text:p text:style-name="P16">Ich <text:span text:style-name="T5">habe die Schriftart</text:span> <text:span text:style-name="T4">Verdana</text:span> und 1<text:span text:style-name="T5">6</text:span> pt. groß.</text:p>
      <text:p text:style-name="P16">Meine Schrift<text:span text:style-name="T5">art</text:span> ist <text:span text:style-name="T5">Courier New</text:span>, 18 pt.</text:p>
      <text:p text:style-name="P16">Meine Schrift ist Arial, 12 pt. fett, kursiv, unterstrichen.</text:p>
      <text:p text:style-name="P16"/>
      <text:p text:style-name="P11"/>
      <text:p text:style-name="P12">Ab hier: formatiere mithilfe des Menüs [Format] – [Zeichen]</text:p>
      <text:p text:style-name="P8"/>
      <text:p text:style-name="P17">Meine Schrift ist Arial, 12 pt und in Großbuchstaben.</text:p>
      <text:p text:style-name="P17">Meine Schrift ist Arial, 16 pt., Kapitälchen.</text:p>
      <text:p text:style-name="P17">Meine Schrift ist <text:span text:style-name="T12">Verdana</text:span>, 16 pt., <text:span text:style-name="T12">fett, Kontur</text:span>.</text:p>
      <text:p text:style-name="P17">Meine Schrift ist Times New Roman , 18 pt., <text:span text:style-name="T4">mit Schatten</text:span>.</text:p>
      <text:p text:style-name="P17">Meine Schrift ist Tahoma, 14 pt., Relief, orange.</text:p>
      <text:p text:style-name="P17">Ich bin eine Geheimschrift – formatiere mich mit der Schriftart <text:span text:style-name="T4">Wing</text:span>dings.</text:p>
      <text:p text:style-name="P17">Bei mir ist das Wort „Ich“ hochgestellt.</text:p>
      <text:p text:style-name="P17">Bei mir ist „ich bin“ tiefgestellt.</text:p>
      <text:p text:style-name="P17">Ich bin doppelt unterstrichen.</text:p>
      <text:p text:style-name="P17">Ich bin mit einer Welle unterstrichen.</text:p>
      <text:p text:style-name="P17">Hier ist das Wort „falsch“ durchgeschrichen.</text:p>
      <text:p text:style-name="P18">Ich bin ein Hyperlink auf <text:span text:style-name="T8">die LibreOffice Webseite.</text:span></text:p>
      <text:p text:style-name="P21"><text:tab/><text:span text:style-name="T10">(kopiere → <text:s/>https://de.libreoffice.org ← und füge es als „URL“ ein)</text:span></text:p>
      <text:p text:style-name="P18">Ich habe einen gestrichelten Rand um mich herum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draw:frame text:anchor-type="paragraph" draw:z-index="1" draw:name="Form 1" draw:style-name="gr1" draw:text-style-name="P24" svg:width="1.795cm" svg:height="0.63cm" svg:x="15.161cm" svg:y="0.062cm"><draw:image xlink:href="Pictures/10000000000000580000001F84D8045FF773DCF2.png" xlink:type="simple" xlink:show="embed" xlink:actuate="onLoad" draw:mime-type="image/png"><text:p/></draw:image></draw:frame><text:span text:style-name="T15">Autor:</text:span><text:span text:style-name="T18"> C.</text:span><text:span text:style-name="T17"> Pothmann,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9">pothmann.de</text:span></text:a><text:span text:style-name="T19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22">Januar 2024</text:span></text:p>
      <text:p text:style-name="P23"><text:span text:style-name="T16">Q</text:span><text:span text:style-name="T15">uellen:</text:span><text:span text:style-name="T17"> Idee für die Aufgabe von D. Garman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30290e" officeooo:paragraph-rsid="0130290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381e7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3174374796688">
            <table:table-cell table:style-name="Tabelle1.A1" office:value-type="string">
              <text:p text:style-name="MP1">Schriftformatier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Textverarbeit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1-13T11:53:08.032000000</dc:date>
    <meta:editing-duration>P2DT1H29M25S</meta:editing-duration>
    <meta:editing-cycles>210</meta:editing-cycles>
    <meta:generator>LibreOffice/7.3.3.2$Windows_X86_64 LibreOffice_project/d1d0ea68f081ee2800a922cac8f79445e4603348</meta:generator>
    <meta:document-statistic meta:table-count="1" meta:image-count="1" meta:object-count="0" meta:page-count="2" meta:paragraph-count="50" meta:word-count="388" meta:character-count="2416" meta:non-whitespace-character-count="2070"/>
  </office:meta>
</office:document-meta>
</file>